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Pictures/1000020000000320000001FE2BDE3115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style:vertical-align="bottom"/>
      <style:text-properties style:font-name="Arial" fo:font-size="18pt" officeooo:rsid="00108fd3" officeooo:paragraph-rsid="00108fd3" style:font-size-asian="18pt" style:font-size-complex="18pt"/>
    </style:style>
    <style:style style:name="P4" style:family="paragraph" style:parent-style-name="Standard">
      <style:text-properties style:font-name="Arial" officeooo:rsid="00108fd3" officeooo:paragraph-rsid="00108fd3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1c76b5" officeooo:paragraph-rsid="001c76b5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DocText">
      <style:paragraph-properties fo:text-align="end" style:justify-single-word="false"/>
      <style:text-properties fo:font-weight="bold" officeooo:rsid="00108fd3" officeooo:paragraph-rsid="00108fd3" style:font-weight-asian="bold" style:font-weight-complex="bold"/>
    </style:style>
    <style:style style:name="P15" style:family="paragraph" style:parent-style-name="DocText">
      <style:text-properties officeooo:rsid="0018dc7d" officeooo:paragraph-rsid="0018dc7d"/>
    </style:style>
    <style:style style:name="P16" style:family="paragraph" style:parent-style-name="DocText">
      <style:text-properties officeooo:rsid="001a33ce" officeooo:paragraph-rsid="001a33ce"/>
    </style:style>
    <style:style style:name="P17" style:family="paragraph" style:parent-style-name="DocText">
      <style:text-properties officeooo:rsid="001a33ce" officeooo:paragraph-rsid="001c76b5"/>
    </style:style>
    <style:style style:name="P18" style:family="paragraph" style:parent-style-name="DocText">
      <style:text-properties officeooo:rsid="001268ad"/>
    </style:style>
    <style:style style:name="P19" style:family="paragraph" style:parent-style-name="DocText">
      <style:text-properties officeooo:paragraph-rsid="001c76b5"/>
    </style:style>
    <style:style style:name="P20" style:family="paragraph" style:parent-style-name="DocText">
      <style:text-properties officeooo:rsid="001c76b5" officeooo:paragraph-rsid="001c76b5"/>
    </style:style>
    <style:style style:name="P21" style:family="paragraph" style:parent-style-name="DocText">
      <style:text-properties officeooo:rsid="001db6df" officeooo:paragraph-rsid="001db6df"/>
    </style:style>
    <style:style style:name="P22" style:family="paragraph" style:parent-style-name="DocText">
      <style:paragraph-properties fo:break-before="page"/>
    </style:style>
    <style:style style:name="P23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24" style:family="paragraph" style:parent-style-name="DocText">
      <style:paragraph-properties fo:margin-top="0in" fo:margin-bottom="0in" style:contextual-spacing="false"/>
    </style:style>
    <style:style style:name="P25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6" style:family="paragraph" style:parent-style-name="DocSubtitle">
      <style:text-properties officeooo:rsid="00108fd3"/>
    </style:style>
    <style:style style:name="P27" style:family="paragraph" style:parent-style-name="Text_20_body">
      <style:text-properties officeooo:rsid="0018dc7d" officeooo:paragraph-rsid="0018dc7d"/>
    </style:style>
    <style:style style:name="P28" style:family="paragraph" style:parent-style-name="Text_20_body">
      <style:text-properties officeooo:rsid="001af2e9" officeooo:paragraph-rsid="001c76b5"/>
    </style:style>
    <style:style style:name="P29" style:family="paragraph" style:parent-style-name="Text_20_body">
      <style:text-properties officeooo:rsid="001c76b5" officeooo:paragraph-rsid="001c76b5"/>
    </style:style>
    <style:style style:name="P30" style:family="paragraph" style:parent-style-name="DocEqDetails">
      <style:text-properties officeooo:rsid="001c76b5"/>
    </style:style>
    <style:style style:name="P31" style:family="paragraph" style:parent-style-name="DocEqDetails">
      <style:text-properties style:font-name="Garamond" officeooo:rsid="001c76b5"/>
    </style:style>
    <style:style style:name="P32" style:family="paragraph" style:parent-style-name="Text_20_body">
      <style:text-properties officeooo:rsid="0018dc7d" officeooo:paragraph-rsid="0018dc7d"/>
    </style:style>
    <style:style style:name="P33" style:family="paragraph" style:parent-style-name="Text_20_body">
      <style:text-properties officeooo:rsid="0018dc7d" officeooo:paragraph-rsid="0020dde0"/>
    </style:style>
    <style:style style:name="P34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36" style:family="paragraph" style:parent-style-name="DocHeading1">
      <style:text-properties officeooo:rsid="0018dc7d"/>
    </style:style>
    <style:style style:name="P37" style:family="paragraph" style:parent-style-name="DocHeading1">
      <style:text-properties officeooo:rsid="0018dc7d" officeooo:paragraph-rsid="0018dc7d"/>
    </style:style>
    <style:style style:name="P38" style:family="paragraph" style:parent-style-name="DocHeading1">
      <style:text-properties officeooo:rsid="0018dc7d" officeooo:paragraph-rsid="001a33ce"/>
    </style:style>
    <style:style style:name="P39" style:family="paragraph" style:parent-style-name="DocHeading1">
      <style:text-properties officeooo:rsid="001af2e9" officeooo:paragraph-rsid="001c76b5"/>
    </style:style>
    <style:style style:name="P40" style:family="paragraph" style:parent-style-name="DocHeading1">
      <style:paragraph-properties fo:break-before="page"/>
    </style:style>
    <style:style style:name="P41" style:family="paragraph" style:parent-style-name="DocHeading2">
      <style:text-properties officeooo:rsid="0018dc7d"/>
    </style:style>
    <style:style style:name="P42" style:family="paragraph" style:parent-style-name="DocHeading2">
      <style:text-properties officeooo:rsid="0018dc7d" officeooo:paragraph-rsid="0018dc7d"/>
    </style:style>
    <style:style style:name="P43" style:family="paragraph" style:parent-style-name="DocHeading2">
      <style:text-properties officeooo:rsid="0018dc7d" officeooo:paragraph-rsid="0020dde0"/>
    </style:style>
    <style:style style:name="P44" style:family="paragraph" style:parent-style-name="DocHeading2">
      <style:text-properties officeooo:rsid="001af2e9" officeooo:paragraph-rsid="001c76b5"/>
    </style:style>
    <style:style style:name="P45" style:family="paragraph" style:parent-style-name="DocHeading2">
      <style:text-properties officeooo:rsid="001a33ce"/>
    </style:style>
    <style:style style:name="P46" style:family="paragraph" style:parent-style-name="DocHeading2">
      <style:text-properties officeooo:rsid="001a33ce" officeooo:paragraph-rsid="001a33ce"/>
    </style:style>
    <style:style style:name="P47" style:family="paragraph" style:parent-style-name="DocHeading2">
      <style:text-properties officeooo:rsid="001a33ce" officeooo:paragraph-rsid="001c76b5"/>
    </style:style>
    <style:style style:name="P48" style:family="paragraph" style:parent-style-name="DocHeading2">
      <style:text-properties officeooo:rsid="001c76b5"/>
    </style:style>
    <style:style style:name="P49" style:family="paragraph" style:parent-style-name="DocHeading2">
      <style:text-properties officeooo:rsid="001c76b5" officeooo:paragraph-rsid="001c76b5"/>
    </style:style>
    <style:style style:name="P50" style:family="paragraph" style:parent-style-name="DocTitle" style:master-page-name="Title_20_Page">
      <style:paragraph-properties style:page-number="auto"/>
      <style:text-properties officeooo:rsid="00108fd3" officeooo:paragraph-rsid="00108fd3"/>
    </style:style>
    <style:style style:name="P51" style:family="paragraph">
      <style:paragraph-properties fo:text-align="center"/>
    </style:style>
    <style:style style:name="P52" style:family="paragraph">
      <style:paragraph-properties fo:text-align="end"/>
    </style:style>
    <style:style style:name="P53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c76b5"/>
    </style:style>
    <style:style style:name="T3" style:family="text">
      <style:text-properties officeooo:rsid="00108fd3"/>
    </style:style>
    <style:style style:name="T4" style:family="text">
      <style:text-properties style:text-position="super 58%"/>
    </style:style>
    <style:style style:name="T5" style:family="text">
      <style:text-properties officeooo:rsid="001a33ce"/>
    </style:style>
    <style:style style:name="T6" style:family="text">
      <style:text-properties style:font-name="DejaVu Sans" officeooo:rsid="001c76b5"/>
    </style:style>
    <style:style style:name="T7" style:family="text">
      <style:text-properties style:font-name="Garamond" officeooo:rsid="001c76b5"/>
    </style:style>
    <style:style style:name="T8" style:family="text">
      <style:text-properties officeooo:rsid="001f4f18"/>
    </style:style>
    <style:style style:name="T9" style:family="text">
      <style:text-properties officeooo:rsid="0020dde0"/>
    </style:style>
    <style:style style:name="T10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1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2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3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50"><draw:rect text:anchor-type="paragraph" draw:z-index="21" draw:style-name="gr3" draw:text-style-name="P51" svg:width="0.4898in" svg:height="8.7087in" svg:x="-0.0016in" svg:y="0.0083in"><text:p/></draw:rect>oFreq</text:p>
      <text:p text:style-name="P26">Derived Outputs Calculati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Nicholas Barczak</text:p>
      <text:p text:style-name="P14">May 09, 2013</text:p>
      <text:p text:style-name="P13">Rev: <text:s/><text:span text:style-name="T3">1.0</text:span></text:p>
      <text:p text:style-name="P14">DMS1303-001-110-08</text:p>
      <text:p text:style-name="P23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5">Revision</text:p>
            </table:table-cell>
            <table:table-cell table:style-name="Table3.A1" office:value-type="string">
              <text:p text:style-name="P25">Date</text:p>
            </table:table-cell>
            <table:table-cell table:style-name="Table3.A1" office:value-type="string">
              <text:p text:style-name="P25">Changes</text:p>
            </table:table-cell>
            <table:table-cell table:style-name="Table3.D1" office:value-type="string">
              <text:p text:style-name="P25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24">1.00</text:p>
          </table:table-cell>
          <table:table-cell table:style-name="Table3.B2" office:value-type="date" office:date-value="1999-12-30">
            <text:p text:style-name="P24">Dec 30, 1999</text:p>
          </table:table-cell>
          <table:table-cell table:style-name="Table3.C6" office:value-type="string">
            <text:p text:style-name="P24">Initial Issue</text:p>
          </table:table-cell>
          <table:table-cell table:style-name="Table3.D6" office:value-type="string">
            <text:p text:style-name="P24"/>
          </table:table-cell>
        </table:table-row>
        <table:table-row>
          <table:table-cell table:style-name="Table3.A6">
            <text:p text:style-name="P24"/>
          </table:table-cell>
          <table:table-cell table:style-name="Table3.B6">
            <text:p text:style-name="P24"/>
          </table:table-cell>
          <table:table-cell table:style-name="Table3.C6" office:value-type="string">
            <text:p text:style-name="P24"/>
          </table:table-cell>
          <table:table-cell table:style-name="Table3.D6" office:value-type="string">
            <text:p text:style-name="P24"/>
          </table:table-cell>
        </table:table-row>
        <table:table-row>
          <table:table-cell table:style-name="Table3.A6">
            <text:p text:style-name="P24"/>
          </table:table-cell>
          <table:table-cell table:style-name="Table3.B6">
            <text:p text:style-name="P24"/>
          </table:table-cell>
          <table:table-cell table:style-name="Table3.C6" office:value-type="string">
            <text:p text:style-name="P24"/>
          </table:table-cell>
          <table:table-cell table:style-name="Table3.D6" office:value-type="string">
            <text:p text:style-name="P24"/>
          </table:table-cell>
        </table:table-row>
        <table:table-row>
          <table:table-cell table:style-name="Table3.A6">
            <text:p text:style-name="P24"/>
          </table:table-cell>
          <table:table-cell table:style-name="Table3.B6">
            <text:p text:style-name="P24"/>
          </table:table-cell>
          <table:table-cell table:style-name="Table3.C6" office:value-type="string">
            <text:p text:style-name="P24"/>
          </table:table-cell>
          <table:table-cell table:style-name="Table3.D6" office:value-type="string">
            <text:p text:style-name="P24"/>
          </table:table-cell>
        </table:table-row>
        <table:table-row>
          <table:table-cell table:style-name="Table3.A6">
            <text:p text:style-name="P24"/>
          </table:table-cell>
          <table:table-cell table:style-name="Table3.B6">
            <text:p text:style-name="P24"/>
          </table:table-cell>
          <table:table-cell table:style-name="Table3.C6" office:value-type="string">
            <text:p text:style-name="P24"/>
          </table:table-cell>
          <table:table-cell table:style-name="Table3.D6" office:value-type="string">
            <text:p text:style-name="P24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<text:span text:style-name="T3">Science</text:span></text:p>
            <text:p text:style-name="P6">3500 27<text:span text:style-name="T4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<text:span text:style-name="T3">Science</text:span> (DMS).</text:p>
            <text:p text:style-name="P7">May not be used for construction or provided to any third parties without prior written consent. <text:s/></text:p>
            <text:p text:style-name="P7">Copyright 201<text:span text:style-name="T3">3</text:span>, Datawave Marine <text:span text:style-name="T3">Science</text:span>.</text:p>
          </table:table-cell>
        </table:table-row>
      </table:table>
      <text:p text:style-name="Standard"><text:soft-page-break/></text:p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5"><text:s/>1 Introduction<text:tab/>5</text:p>
          <text:p text:style-name="P35"><text:s/>2 Class: OutputsList<text:tab/>5</text:p>
          <text:p text:style-name="P34"><text:s/>2.1 Attribute: Frequencies<text:tab/>5</text:p>
          <text:p text:style-name="P34"><text:s/>2.2 Attribute: waveDirections<text:tab/>5</text:p>
          <text:p text:style-name="P34"><text:s/>2.3 Attribute: outputsBody<text:tab/>5</text:p>
          <text:p text:style-name="P34"><text:s/>2.4 Operation: CalculateOutputs()<text:tab/>5</text:p>
          <text:p text:style-name="P35"><text:s/>3 Class: OutputsBody<text:tab/>5</text:p>
          <text:p text:style-name="P34"><text:s/>3.1 Attribute: Body<text:tab/>5</text:p>
          <text:p text:style-name="P34"><text:s/>3.2 Attribute: waveDirCurrent<text:tab/>5</text:p>
          <text:p text:style-name="P34"><text:s/>3.3 Attribute: OutputsList<text:tab/>6</text:p>
          <text:p text:style-name="P34"><text:s/>3.4 Operation: CalculateOutputs<text:tab/>6</text:p>
          <text:p text:style-name="P35"><text:s/>4 Class: outputDerived<text:tab/>6</text:p>
          <text:p text:style-name="P34"><text:s/>4.1 Attribute: Body<text:tab/>6</text:p>
          <text:p text:style-name="P34"><text:s/>4.2 Attribute: Output<text:tab/>6</text:p>
          <text:p text:style-name="P34"><text:s/>4.3 Attribute: Name<text:tab/>6</text:p>
          <text:p text:style-name="P34"><text:s/>4.4 Operation: calcOutput()<text:tab/>6</text:p>
          <text:p text:style-name="P35"><text:s/>5 Class: globalSolution<text:tab/>6</text:p>
          <text:p text:style-name="P34"><text:s/>5.1 Inherited Attributes<text:tab/>6</text:p>
          <text:p text:style-name="P34"><text:s/>5.2 Inherited Operations<text:tab/>7</text:p>
          <text:p text:style-name="P34"><text:s/>5.3 Attribute: <text:s/>orderDerivative<text:tab/>7</text:p>
          <text:p text:style-name="P34"><text:s/>5.4 Concrete Operation: calcOutput<text:tab/>7</text:p>
          <text:p text:style-name="P35"><text:s/>6 Class: globalMotion<text:tab/>7</text:p>
          <text:p text:style-name="P34"><text:s/>6.1 Inherited Attributes<text:tab/>7</text:p>
          <text:p text:style-name="P34"><text:s/>6.2 Inherited Operations<text:tab/>7</text:p>
          <text:p text:style-name="P34"><text:s/>6.3 Operation: <text:s/>Constructor<text:tab/>7</text:p>
          <text:p text:style-name="P35"><text:s/>7 Class globalVelocity<text:tab/>7</text:p>
          <text:p text:style-name="P34"><text:s/>7.1 Inherited Attributes<text:tab/>8</text:p>
          <text:p text:style-name="P34"><text:s/>7.2 Inherited Operations<text:tab/>8</text:p>
          <text:p text:style-name="P34"><text:s/>7.3 Operation: <text:s/>Constructor<text:tab/>8</text:p>
          <text:p text:style-name="P35"><text:s/>8 Class globalAcceleration<text:tab/>8</text:p>
          <text:p text:style-name="P34"><text:s/>8.1 Inherited Attributes<text:tab/>8</text:p>
          <text:p text:style-name="P34"><text:s/>8.2 Inherited Operations<text:tab/>8</text:p>
          <text:p text:style-name="P34"><text:s/>8.3 Operation: <text:s/>Constructor<text:tab/>8</text:p>
          <text:p text:style-name="P35"><text:s/>9 Conclusion<text:tab/>8</text:p>
          <text:p text:style-name="P35"><text:s/>10 References<text:tab/>9</text:p>
        </text:index-body>
      </text:table-of-content>
      <text:p text:style-name="DocText"><text:soft-page-break/></text:p>
      <text:h text:style-name="P40" text:outline-level="1">Introduction</text:h>
      <text:p text:style-name="P15">This document lists the required calculations for each object and method associated with the derived outputs.</text:p>
      <text:p text:style-name="DocText"/>
      <text:h text:style-name="P37" text:outline-level="1">Class: OutputsList</text:h>
      <text:p text:style-name="P15">The class OutputsList is the central object that all outputs are controlled from. <text:s/>It's main function is to contain the list of outputsBody objects. <text:s/>It also contains the list of wave frequencies and wave directions, as these are not associated with any one body.</text:p>
      <text:h text:style-name="P42" text:outline-level="2">Attribute: Frequencies</text:h>
      <text:p text:style-name="P27">The list of wave frequencies used for the analysis.</text:p>
      <text:h text:style-name="P41" text:outline-level="2">Attribute: waveDirections</text:h>
      <text:p text:style-name="P27">The list of wave directions used for the analysis.</text:p>
      <text:h text:style-name="P41" text:outline-level="2">Attribute: outputsBody</text:h>
      <text:p text:style-name="P15">This is a vector of outputsBody objects. <text:s/>Each outputsBody objects is associated with a single body. <text:s/></text:p>
      <text:h text:style-name="P41" text:outline-level="2">Operation: CalculateOutputs<text:span text:style-name="T2">()</text:span></text:h>
      <text:p text:style-name="P15">The class iterates through each outputsBody object in its attribute. <text:s/>For each outputsBody object, it implements the CalculateOutputs operation of that object.</text:p>
      <text:h text:style-name="P37" text:outline-level="1">Class: OutputsBody</text:h>
      <text:p text:style-name="P15">The class outputsBody contains all the outputs calculated for a single body. <text:s/>The list is quite extensive. <text:s/>There are numerous types of outputs, with each output represented as its own class. <text:s/></text:p>
      <text:h text:style-name="P41" text:outline-level="2">Attribute: Body</text:h>
      <text:p text:style-name="P27">The body associated with this set of calculations.</text:p>
      <text:h text:style-name="P42" text:outline-level="2">Attribute: waveDirCurrent</text:h>
      <text:p text:style-name="P27">The integer specifying the index of the current wave direction.</text:p>
      <text:h text:style-name="P42" text:outline-level="2"><text:soft-page-break/>Attribute: OutputsList</text:h>
      <text:p text:style-name="P27">The list of all outputs calculated. <text:s/><text:span text:style-name="T8">This will be a 2D array of objects (possibly best coded as a vector of vectors). <text:s/>Objects are organized so that the first vector index specifies the output type (output class). <text:s/>And the second vector index specifies each object instance of that class.</text:span></text:p>
      <text:h text:style-name="P43" text:outline-level="2">Attribute: Output<text:span text:style-name="T9">Type</text:span></text:h>
      <text:p text:style-name="P33"><text:span text:style-name="T9">Retrieves the vector of output objects only associated with the specified class given as input. <text:s/></text:span></text:p>
      <text:h text:style-name="P42" text:outline-level="2">Operation: CalculateOutputs</text:h>
      <text:p text:style-name="P27"><text:s/>Command to iterate through all the different output types and trigger the calculation for each output type.</text:p>
      <text:h text:style-name="P39" text:outline-level="1">Class: outputDerived</text:h>
      <text:h text:style-name="P44" text:outline-level="2">Attribute: Body</text:h>
      <text:p text:style-name="P28">A pointer to the body object used for calculating the outputs.</text:p>
      <text:h text:style-name="P44" text:outline-level="2">Attribute: Output</text:h>
      <text:p text:style-name="P28">A vector of the resultant from the output calculation. <text:s/>Each entry within the vector may also be a vector of some unknown memory size.</text:p>
      <text:h text:style-name="P44" text:outline-level="2">Attribute: Name</text:h>
      <text:p text:style-name="P28">A simple descriptive name for the output. <text:s/>Encoded as part of the attributes for each output.</text:p>
      <text:h text:style-name="P44" text:outline-level="2">Operation: calcOutput()</text:h>
      <text:p text:style-name="P28">This is the operation to actually calculate the derived output. <text:s/>Its definition changes with each output class.</text:p>
      <text:h text:style-name="P37" text:outline-level="1">Class: global<text:span text:style-name="T2">Solution</text:span></text:h>
      <text:p text:style-name="P16">Many of the properties are inherited from the parent classes.</text:p>
      <text:h text:style-name="P45" text:outline-level="2"><text:soft-page-break/>Inherited Attributes</text:h>
      <text:p text:style-name="P17">Attribute: Body → Class outputDerived</text:p>
      <text:p text:style-name="P19"><text:span text:style-name="T5">Attribute: Output → Class </text:span><text:span text:style-name="T2">outputDerived</text:span></text:p>
      <text:p text:style-name="P17">Attribute: Name → Class outputDerived</text:p>
      <text:h text:style-name="P46" text:outline-level="2">Inherited Operations</text:h>
      <text:p text:style-name="P17">Operation: calcO<text:span text:style-name="T2">u</text:span>tput() → Class outputDerived</text:p>
      <text:h text:style-name="P48" text:outline-level="2">Attribute: <text:s/>orderDerivative</text:h>
      <text:p text:style-name="P29">Integer value specified for the order of the derivative.</text:p>
      <text:h text:style-name="P45" text:outline-level="2">Concrete Operation: calcOutput</text:h>
      <text:p text:style-name="P20">CalcOutput() takes the vector of global motions from the associated Body Object. <text:s/>For the 6 degree of freedom case, this would produce a 6x1 array of complex variables. <text:s/>The operation then multiplies each entry times the following formula.</text:p>
      <text:p text:style-name="DocEquation"><text:span text:style-name="T2"><draw:frame draw:style-name="fr2" draw:name="Object1" text:anchor-type="as-char" svg:width="2.3654in" svg:height="0.2201in" draw:z-index="19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tab/>Equation </text:span><text:span text:style-name="T2"><text:sequence text:ref-name="refEquation0" text:name="Equation" text:formula="ooow:Equation+1" style:num-format="1">5.1</text:sequence></text:span></text:p>
      <text:p text:style-name="P30">Where:</text:p>
      <text:p text:style-name="P30">CalcOutput[0..*] = <text:tab/>Entry in array of results</text:p>
      <text:p text:style-name="DocEqDetails"><text:span text:style-name="T6">ω</text:span><text:span text:style-name="T7"> = <text:tab/>Current wave frequency</text:span></text:p>
      <text:p text:style-name="P31">i = <text:tab/>Complex number, defined (0,1)</text:p>
      <text:p text:style-name="P31">X = <text:tab/>Array of body solution results.</text:p>
      <text:p text:style-name="P31">n = <text:tab/>Integer value of orderDerivative</text:p>
      <text:h text:style-name="P36" text:outline-level="1">Class: globalMotion</text:h>
      <text:p text:style-name="P16">Many of the properties are inherited from the parent classes.</text:p>
      <text:h text:style-name="P46" text:outline-level="2">Inherited Attributes</text:h>
      <text:p text:style-name="P17">Attribute: Body → Class outputDerived</text:p>
      <text:p text:style-name="P19"><text:span text:style-name="T5">Attribute: Output → Class </text:span><text:span text:style-name="T2">outputDerived</text:span></text:p>
      <text:p text:style-name="P17">Attribute: Name → Class outputDerived</text:p>
      <text:p text:style-name="P20">Attribute: <text:s/>orderDerivative → Class globalSolution</text:p>
      <text:h text:style-name="P46" text:outline-level="2">Inherited Operations</text:h>
      <text:p text:style-name="P17">Operation: calcO<text:span text:style-name="T2">u</text:span>tput() → Class <text:span text:style-name="T2">globalSolution</text:span></text:p>
      <text:h text:style-name="P48" text:outline-level="2"><text:soft-page-break/>Operation: <text:s/>Constructor</text:h>
      <text:p text:style-name="P29">Upon creation of the class, the constructor automatically sets the orderDerivative attribute to an integer value of 0.</text:p>
      <text:h text:style-name="P38" text:outline-level="1">Class globalVelocity</text:h>
      <text:p text:style-name="P17">Many of the properties are inherited from the parent classes.</text:p>
      <text:h text:style-name="P47" text:outline-level="2">Inherited Attributes</text:h>
      <text:p text:style-name="P17">Attribute: Body → Class outputDerived</text:p>
      <text:p text:style-name="P19"><text:span text:style-name="T5">Attribute: Output → Class </text:span><text:span text:style-name="T2">outputDerived</text:span></text:p>
      <text:p text:style-name="P17">Attribute: Name → Class outputDerived</text:p>
      <text:p text:style-name="P20">Attribute: <text:s/>orderDerivative → Class globalSolution</text:p>
      <text:h text:style-name="P47" text:outline-level="2">Inherited Operations</text:h>
      <text:p text:style-name="P17">Operation: calcO<text:span text:style-name="T2">u</text:span>tput() → Class <text:span text:style-name="T2">globalSolution</text:span></text:p>
      <text:h text:style-name="P49" text:outline-level="2">Operation: <text:s/>Constructor</text:h>
      <text:p text:style-name="P29">Upon creation of the class, the constructor automatically sets the orderDerivative attribute to an integer value of 1.</text:p>
      <text:h text:style-name="P36" text:outline-level="1">Class globalAcceleration</text:h>
      <text:p text:style-name="P17">Many of the properties are inherited from the parent classes.</text:p>
      <text:h text:style-name="P47" text:outline-level="2">Inherited Attributes</text:h>
      <text:p text:style-name="P17">Attribute: Body → Class outputDerived</text:p>
      <text:p text:style-name="P19"><text:span text:style-name="T5">Attribute: Output → Class </text:span><text:span text:style-name="T2">outputDerived</text:span></text:p>
      <text:p text:style-name="P17">Attribute: Name → Class outputDerived</text:p>
      <text:p text:style-name="P20">Attribute: <text:s/>orderDerivative → Class globalSolution</text:p>
      <text:h text:style-name="P47" text:outline-level="2">Inherited Operations</text:h>
      <text:p text:style-name="P17">Operation: calcO<text:span text:style-name="T2">u</text:span>tput() → Class <text:span text:style-name="T2">globalSolution</text:span></text:p>
      <text:h text:style-name="P49" text:outline-level="2">Operation: <text:s/>Constructor</text:h>
      <text:p text:style-name="P29">Upon creation of the class, the constructor automatically sets the orderDerivative <text:soft-page-break/>attribute to an integer value of 2.</text:p>
      <text:h text:style-name="DocHeading1" text:outline-level="1">Conclusion</text:h>
      <text:p text:style-name="P21">This completes the definition for the derived outputs class. <text:s/>The UML class diagram shows many other objects in the class. <text:s/>These are outside the current scope.</text:p>
      <text:p text:style-name="DocText"/>
      <text:p text:style-name="P22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EqDetails" style:family="paragraph" style:parent-style-name="DocText" style:next-style-name="DocText" style:master-page-name="">
      <style:paragraph-properties fo:margin="100%" fo:margin-left="1in" fo:margin-right="0in" fo:margin-top="0in" fo:margin-bottom="0in" style:contextual-spacing="false" fo:line-height="100%" fo:text-indent="-0.5in" style:auto-text-indent="false" style:page-number="auto" style:shadow="none">
        <style:tab-stops>
          <style:tab-stop style:position="1in"/>
        </style:tab-stops>
      </style:paragraph-properties>
      <style:text-properties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officeooo:rsid="00108fd3" officeooo:paragraph-rsid="00108fd3" style:font-size-asian="18pt" style:font-size-complex="18pt"/>
    </style:style>
    <style:style style:name="MP3" style:family="paragraph" style:parent-style-name="Standard">
      <style:text-properties style:font-name="Arial" officeooo:rsid="00108fd3" officeooo:paragraph-rsid="00108fd3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 officeooo:rsid="001c76b5" officeooo:paragraph-rsid="001c76b5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20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Derived Output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1-110-08</text:p>
            </table:table-cell>
            <table:table-cell table:style-name="Table1.A1" office:value-type="string">
              <text:p text:style-name="MP4">May 16, 2013</text:p>
            </table:table-cell>
          </table:table-row>
        </table:table>
        <text:p text:style-name="Header"/>
      </style:header>
      <style:footer>
        <text:p text:style-name="MP5"><draw:line text:anchor-type="paragraph" draw:z-index="8" draw:style-name="Mgr1" draw:text-style-name="MP6" svg:x1="0.011in" svg:y1="0.0102in" svg:x2="6.9244in" svg:y2="0.0102in"><text:p/></draw:line><text:span text:style-name="MT1"><text:file-name text:display="name-and-extension">220-01 Derived Outputs Calculation-Current Scope.odt</text:file-name></text:span><text:tab/> <text:a xlink:type="simple" xlink:href="http://www.dmsonline.us/"><text:span text:style-name="MT1">www.dmsonline.us</text:span></text:a><text:tab/>Page <text:page-number text:select-page="current">10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10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9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5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5-09T18:24:44</meta:creation-date>
    <meta:editing-cycles>11</meta:editing-cycles>
    <meta:editing-duration>PT48M48S</meta:editing-duration>
    <dc:date>2013-05-19T09:32:54</dc:date>
    <meta:print-date>2013-05-14T18:23:51</meta:print-date>
    <meta:document-statistic meta:table-count="4" meta:image-count="2" meta:object-count="1" meta:page-count="10" meta:paragraph-count="152" meta:word-count="941" meta:character-count="6352" meta:non-whitespace-character-count="55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CalcOutput</mi>
      <mrow>
        <mfenced open="[" close="]">
          <mrow>
            <mtext>0..*</mtext>
          </mrow>
        </mfenced>
        <mo stretchy="false">=</mo>
        <msup>
          <mrow>
            <mo stretchy="false">(</mo>
            <mrow>
              <mo stretchy="false">ω</mo>
            </mrow>
            <mo stretchy="false">)</mo>
          </mrow>
          <mi>n</mi>
        </msup>
      </mrow>
      <msup>
        <mrow>
          <mo stretchy="false">(</mo>
          <mrow>
            <mi>i</mi>
          </mrow>
          <mo stretchy="false">)</mo>
        </mrow>
        <mi>n</mi>
      </msup>
      <mover accent="true">
        <mi>X</mi>
        <mo stretchy="false">̄</mo>
      </mover>
      <mfenced open="[" close="]">
        <mrow>
          <mtext>0..*</mtext>
        </mrow>
      </mfenced>
    </mrow>
    <annotation encoding="StarMath 5.0">CalcOutput left [ "0..*" right ] = (%omega)^n (i)^n bar X left ["0..*" right ]</annotation>
  </semantics>
</math>
</file>